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style:font-name="Noto Sans" officeooo:rsid="0021dc3f" officeooo:paragraph-rsid="0021dc3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Noto Sans" fo:font-size="14pt" officeooo:rsid="001f8c20" officeooo:paragraph-rsid="001f8c2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Noto Sans" fo:font-size="14pt" officeooo:rsid="001f8c20" officeooo:paragraph-rsid="0023a799" style:font-size-asian="14pt" style:font-size-complex="14pt"/>
    </style:style>
    <style:style style:name="P4" style:family="paragraph" style:parent-style-name="Standard">
      <style:text-properties style:font-name="Noto Sans" officeooo:rsid="001ed3d9" officeooo:paragraph-rsid="001ed3d9"/>
    </style:style>
    <style:style style:name="P5" style:family="paragraph" style:parent-style-name="Standard">
      <style:text-properties style:font-name="Noto Sans" officeooo:rsid="001ed3d9" officeooo:paragraph-rsid="00220b3c"/>
    </style:style>
    <style:style style:name="P6" style:family="paragraph" style:parent-style-name="Standard">
      <style:text-properties style:font-name="Noto Sans" officeooo:rsid="001f316b" officeooo:paragraph-rsid="001f316b"/>
    </style:style>
    <style:style style:name="P7" style:family="paragraph" style:parent-style-name="Standard">
      <style:text-properties style:font-name="Noto Sans" officeooo:rsid="00215c35" officeooo:paragraph-rsid="00215c35"/>
    </style:style>
    <style:style style:name="P8" style:family="paragraph" style:parent-style-name="Standard">
      <style:text-properties style:font-name="Noto Sans" fo:font-size="13pt" style:text-underline-style="solid" style:text-underline-width="auto" style:text-underline-color="font-color" officeooo:rsid="001ed3d9" officeooo:paragraph-rsid="001ed3d9" style:font-size-asian="13pt" style:font-size-complex="13pt"/>
    </style:style>
    <style:style style:name="P9" style:family="paragraph" style:parent-style-name="Standard">
      <style:text-properties style:font-name="Noto Sans" fo:font-size="13pt" style:text-underline-style="solid" style:text-underline-width="auto" style:text-underline-color="font-color" officeooo:rsid="001ed3d9" officeooo:paragraph-rsid="00220b3c" style:font-size-asian="13pt" style:font-size-complex="13pt"/>
    </style:style>
    <style:style style:name="P10" style:family="paragraph" style:parent-style-name="Standard">
      <style:text-properties style:font-name="Noto Sans" fo:font-size="13pt" style:text-underline-style="solid" style:text-underline-width="auto" style:text-underline-color="font-color" officeooo:rsid="00215c35" officeooo:paragraph-rsid="00215c35" style:font-size-asian="13pt" style:font-size-complex="13pt"/>
    </style:style>
    <style:style style:name="P11" style:family="paragraph" style:parent-style-name="Standard">
      <style:text-properties style:font-name="Noto Sans" officeooo:rsid="0021dc3f" officeooo:paragraph-rsid="0021dc3f"/>
    </style:style>
    <style:style style:name="P12" style:family="paragraph" style:parent-style-name="Standard">
      <style:text-properties style:font-name="Noto Sans" officeooo:rsid="00220b3c" officeooo:paragraph-rsid="00220b3c"/>
    </style:style>
    <style:style style:name="P13" style:family="paragraph" style:parent-style-name="Standard">
      <style:text-properties style:font-name="Noto Sans" officeooo:rsid="0022f08b" officeooo:paragraph-rsid="0022f08b"/>
    </style:style>
    <style:style style:name="P14" style:family="paragraph" style:parent-style-name="Standard">
      <style:text-properties style:font-name="Noto Sans" officeooo:rsid="00250181" officeooo:paragraph-rsid="00250181"/>
    </style:style>
    <style:style style:name="P15" style:family="paragraph" style:parent-style-name="Standard">
      <style:text-properties style:font-name="Noto Sans" officeooo:rsid="001ed3d9" officeooo:paragraph-rsid="001ed3d9"/>
    </style:style>
    <style:style style:name="P16" style:family="paragraph" style:parent-style-name="Standard">
      <style:text-properties style:font-name="Noto Sans" officeooo:rsid="001ed3d9" officeooo:paragraph-rsid="00279cc8"/>
    </style:style>
    <style:style style:name="P17" style:family="paragraph" style:parent-style-name="Standard">
      <style:text-properties style:font-name="Noto Sans" officeooo:rsid="00279cc8" officeooo:paragraph-rsid="00279cc8"/>
    </style:style>
    <style:style style:name="T1" style:family="text">
      <style:text-properties officeooo:rsid="001f316b"/>
    </style:style>
    <style:style style:name="T2" style:family="text">
      <style:text-properties officeooo:rsid="001f8c20"/>
    </style:style>
    <style:style style:name="T3" style:family="text">
      <style:text-properties officeooo:rsid="0022f08b"/>
    </style:style>
    <style:style style:name="T4" style:family="text">
      <style:text-properties officeooo:rsid="0023a799"/>
    </style:style>
    <style:style style:name="T5" style:family="text">
      <style:text-properties officeooo:rsid="00250181"/>
    </style:style>
    <style:style style:name="T6" style:family="text">
      <style:text-properties officeooo:rsid="00279cc8"/>
    </style:style>
    <style:style style:name="T7" style:family="text">
      <style:text-properties officeooo:rsid="001ed3d9"/>
    </style:style>
    <style:style style:name="T8" style:family="text">
      <style:text-properties officeooo:rsid="002929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lution pour compression/décompression des données</text:p>
      <text:p text:style-name="P4"/>
      <text:p text:style-name="P8">Algorithme simplifié <text:span text:style-name="T2">de la compression </text:span>:</text:p>
      <text:p text:style-name="P4"/>
      <text:p text:style-name="P4">1. Saisie des informations dans l’<text:span text:style-name="T6">appel du programme</text:span> au format suivant :</text:p>
      <text:p text:style-name="P4"><text:tab/><text:span text:style-name="T6">processData.exe </text:span>“clé1” “valeur1,valeur1.2” “clé2” “valeur2”</text:p>
      <text:p text:style-name="P4"/>
      <text:p text:style-name="P17">2. Conversion du total des paramètres au format suivant :</text:p>
      <text:p text:style-name="P17"><text:tab/>“<text:span text:style-name="T7">clé1:valeur1,valeur1.2;clé2,valeur2”</text:span></text:p>
      <text:p text:style-name="P4"/>
      <text:p text:style-name="P4">2. <text:span text:style-name="T1">Conversion de la chaîne de caractères (ASCII) en binaire</text:span></text:p>
      <text:p text:style-name="P4"/>
      <text:p text:style-name="P6">3. Modification du binaire avec du Run Length Encoding (RLE) pour obtenir une version plus courte</text:p>
      <text:p text:style-name="P6"/>
      <text:p text:style-name="P6">4. Création du QR code avec la nouvelle “chaîne de caractères”</text:p>
      <text:p text:style-name="P6"/>
      <text:p text:style-name="P10">Algorithme simplifié de la décompression :</text:p>
      <text:p text:style-name="P7"/>
      <text:p text:style-name="P7">1. Traduction du code QR en chaîne de caractères</text:p>
      <text:p text:style-name="P7"/>
      <text:p text:style-name="P7">2. “Dé-RLE” la chaîne de caractères pour la transformer en binaire</text:p>
      <text:p text:style-name="P7"/>
      <text:p text:style-name="P7">3. Conversion du binaire en ASCII</text:p>
      <text:p text:style-name="P7"/>
      <text:p text:style-name="P7">4. Reformation de la chaîne de caractères originale avant compress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3">Solution <text:span text:style-name="T4">alternative </text:span>pour compression/décompression des données</text:p>
      <text:p text:style-name="P3"/>
      <text:p text:style-name="P11">(Théo) J’avais développé une autre hypothèse si on venait à avoir plus d’informations, je la présente aussi (au cas où je puisse la programmer). <text:span text:style-name="T4">Je ne l’ai pas retenue par manque de pertinence dans notre cas. La compression en LZMA fait gagner jusqu’à +60% du poids originel sur de gros fichiers mais sur de petits fichiers comme dans notre cas (~350 octets), nous ne gagnons que ~100 octets, qui sont largement rattrapés par l’encodage de ce même fichier en base64. Ce dernier ajoute environ 33% de </text:span><text:span text:style-name="T5">poids, ce qui nous donne une chaîne de caractères plus lourde que le fichier originel…</text:span></text:p>
      <text:p text:style-name="P14">Après quelques tests j’ai déterminé que cette solution ne pourrait être pertinente que dans un cas où nous devrions stocker +450 octets.</text:p>
      <text:p text:style-name="P11"/>
      <text:p text:style-name="P9">Algorithme simplifié <text:span text:style-name="T2">de la compression </text:span>:</text:p>
      <text:p text:style-name="P9"/>
      <text:p text:style-name="P16">1. Saisie des informations dans l’<text:span text:style-name="T6">appel du programme</text:span> au format suivant :</text:p>
      <text:p text:style-name="P16"><text:tab/><text:span text:style-name="T6">processData.exe </text:span>“clé1” “valeur1<text:span text:style-name="T8">[</text:span>,valeur1.2<text:span text:style-name="T8">]</text:span>” “clé2” “valeur2”</text:p>
      <text:p text:style-name="P16"/>
      <text:p text:style-name="P17">2. Conversion du total des paramètres au format suivant :</text:p>
      <text:p text:style-name="P17"><text:tab/>“<text:span text:style-name="T7">clé1:valeur1,valeur1.2;clé2,valeur2”</text:span></text:p>
      <text:p text:style-name="P5"/>
      <text:p text:style-name="P12">2. Compression de “info.txt” avec LZMA : résultat “info.txt.lzma”</text:p>
      <text:p text:style-name="P12"><text:tab/>=&gt; <text:a xlink:type="simple" xlink:href="https://www.7-zip.org/sdk.html" text:style-name="Internet_20_link" text:visited-style-name="Visited_20_Internet_20_Link">https://www.7-zip.org/sdk.html</text:a></text:p>
      <text:p text:style-name="P12"/>
      <text:p text:style-name="P12">3. Encodage en base64 de “info.txt.lzma”</text:p>
      <text:p text:style-name="P12"><text:tab/><text:span text:style-name="T3">=&gt; </text:span><text:a xlink:type="simple" xlink:href="http://libb64.sourceforge.net/" text:style-name="Internet_20_link" text:visited-style-name="Visited_20_Internet_20_Link"><text:span text:style-name="T3">http://libb64.sourceforge.net/</text:span></text:a></text:p>
      <text:p text:style-name="P12"/>
      <text:p text:style-name="P13">4. Création du QR code avec la chaîne de caractères générée par l’encodage</text:p>
      <text:p text:style-name="P13"/>
      <text:p text:style-name="P13">La décompression est simplement l’inver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oto Sans" officeooo:rsid="0021dc3f" officeooo:paragraph-rsid="0021dc3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éo Abel – Gaspard Bartoli<text:tab/><text:tab/>BTS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9:15:12.811570202</meta:creation-date>
    <dc:date>2021-04-27T20:02:10.146411727</dc:date>
    <meta:editing-duration>PT40M25S</meta:editing-duration>
    <meta:editing-cycles>12</meta:editing-cycles>
    <meta:generator>LibreOffice/7.1.2.2$Linux_X86_64 LibreOffice_project/10$Build-2</meta:generator>
    <meta:document-statistic meta:table-count="0" meta:image-count="0" meta:object-count="0" meta:page-count="2" meta:paragraph-count="29" meta:word-count="323" meta:character-count="2170" meta:non-whitespace-character-count="1868"/>
  </office:meta>
</office:document-meta>
</file>